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ctivityRecovery.setActions(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R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ActivityId( long activ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Reas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DateTime( Date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Retries( int re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ge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ctivityRecovery.setDetails( HLargeData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